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f909" officeooo:paragraph-rsid="000cf909"/>
    </style:style>
    <style:style style:name="P2" style:family="paragraph" style:parent-style-name="Standard">
      <style:paragraph-properties fo:orphans="0" fo:widows="0"/>
      <style:text-properties officeooo:rsid="000cf909" officeooo:paragraph-rsid="000cf909"/>
    </style:style>
    <style:style style:name="P3" style:family="paragraph" style:parent-style-name="Standard">
      <style:text-properties officeooo:rsid="000cf909" officeooo:paragraph-rsid="000ee5c1"/>
    </style:style>
    <style:style style:name="P4" style:family="paragraph" style:parent-style-name="Standard">
      <style:paragraph-properties fo:orphans="0" fo:widows="0"/>
      <style:text-properties fo:language="en" fo:country="GB" officeooo:paragraph-rsid="000cf909"/>
    </style:style>
    <style:style style:name="P5" style:family="paragraph" style:parent-style-name="Standard">
      <style:paragraph-properties fo:orphans="0" fo:widows="0"/>
      <style:text-properties fo:language="en" fo:country="GB" officeooo:paragraph-rsid="000ee5c1"/>
    </style:style>
    <style:style style:name="P6" style:family="paragraph" style:parent-style-name="Standard">
      <style:paragraph-properties fo:orphans="0" fo:widows="0"/>
      <style:text-properties fo:language="en" fo:country="GB" officeooo:paragraph-rsid="00101a97"/>
    </style:style>
    <style:style style:name="P7" style:family="paragraph" style:parent-style-name="Standard">
      <style:paragraph-properties fo:orphans="0" fo:widows="0"/>
      <style:text-properties fo:language="en" fo:country="GB" officeooo:paragraph-rsid="0011def1"/>
    </style:style>
    <style:style style:name="P8" style:family="paragraph" style:parent-style-name="Standard">
      <style:text-properties fo:language="en" fo:country="GB" officeooo:paragraph-rsid="0013caef"/>
    </style:style>
    <style:style style:name="P9" style:family="paragraph" style:parent-style-name="Standard">
      <style:paragraph-properties fo:orphans="0" fo:widows="0"/>
      <style:text-properties fo:language="en" fo:country="GB" officeooo:rsid="000cf909" officeooo:paragraph-rsid="000ee5c1"/>
    </style:style>
    <style:style style:name="P10" style:family="paragraph" style:parent-style-name="Standard">
      <style:paragraph-properties fo:orphans="0" fo:widows="0"/>
      <style:text-properties fo:font-size="18pt" fo:language="en" fo:country="GB" officeooo:paragraph-rsid="000cf909" style:font-size-asian="18pt"/>
    </style:style>
    <style:style style:name="P11" style:family="paragraph" style:parent-style-name="Standard">
      <style:paragraph-properties fo:orphans="0" fo:widows="0"/>
      <style:text-properties fo:font-size="18pt" fo:language="en" fo:country="GB" officeooo:paragraph-rsid="00101a97" style:font-size-asian="18pt"/>
    </style:style>
    <style:style style:name="P12" style:family="paragraph" style:parent-style-name="Standard">
      <style:paragraph-properties fo:orphans="0" fo:widows="0"/>
      <style:text-properties fo:font-size="18pt" fo:language="en" fo:country="GB" officeooo:rsid="000cf909" officeooo:paragraph-rsid="000ee5c1" style:font-size-asian="18pt"/>
    </style:style>
    <style:style style:name="P13" style:family="paragraph" style:parent-style-name="Standard">
      <style:paragraph-properties fo:orphans="0" fo:widows="0"/>
      <style:text-properties fo:font-size="18pt" fo:language="en" fo:country="GB" officeooo:rsid="000ee5c1" officeooo:paragraph-rsid="000ee5c1" style:font-size-asian="18pt"/>
    </style:style>
    <style:style style:name="P14" style:family="paragraph" style:parent-style-name="Standard">
      <style:paragraph-properties fo:orphans="0" fo:widows="0"/>
      <style:text-properties fo:font-size="18pt" fo:language="en" fo:country="GB" officeooo:rsid="00101a97" officeooo:paragraph-rsid="0011def1" style:font-size-asian="18pt"/>
    </style:style>
    <style:style style:name="P15" style:family="paragraph" style:parent-style-name="Standard">
      <style:text-properties fo:font-size="18pt" officeooo:paragraph-rsid="00101a97" style:font-size-asian="18pt"/>
    </style:style>
    <style:style style:name="P16" style:family="paragraph" style:parent-style-name="Standard">
      <style:text-properties fo:font-size="18pt" officeooo:paragraph-rsid="0011def1" style:font-size-asian="18pt"/>
    </style:style>
    <style:style style:name="P17" style:family="paragraph" style:parent-style-name="Standard">
      <style:paragraph-properties fo:line-height="0.564cm" fo:text-align="center" style:justify-single-word="false"/>
      <style:text-properties fo:font-size="14pt" style:font-size-asian="14pt"/>
    </style:style>
    <style:style style:name="P18" style:family="paragraph" style:parent-style-name="Standard">
      <style:paragraph-properties fo:line-height="0.564cm" fo:text-align="center" style:justify-single-word="false"/>
      <style:text-properties fo:font-size="14pt" officeooo:rsid="000cf909" officeooo:paragraph-rsid="000cf909" style:font-size-asian="14pt"/>
    </style:style>
    <style:style style:name="P19" style:family="paragraph" style:parent-style-name="Standard">
      <style:paragraph-properties fo:line-height="0.564cm" fo:text-align="center" style:justify-single-word="false"/>
      <style:text-properties fo:font-size="14pt" officeooo:rsid="00101a97" officeooo:paragraph-rsid="00101a97" style:font-size-asian="14pt"/>
    </style:style>
    <style:style style:name="P20" style:family="paragraph" style:parent-style-name="Standard">
      <style:paragraph-properties fo:line-height="0.564cm" fo:text-align="center" style:justify-single-word="false"/>
      <style:text-properties fo:font-size="14pt" officeooo:rsid="0011def1" officeooo:paragraph-rsid="0011def1" style:font-size-asian="14pt"/>
    </style:style>
    <style:style style:name="P21" style:family="paragraph" style:parent-style-name="Standard">
      <style:paragraph-properties fo:line-height="0.564cm" fo:text-align="center" style:justify-single-word="false"/>
      <style:text-properties fo:font-size="14pt" officeooo:rsid="0013caef" officeooo:paragraph-rsid="0013caef" style:font-size-asian="14pt"/>
    </style:style>
    <style:style style:name="P22" style:family="paragraph" style:parent-style-name="Standard">
      <style:paragraph-properties fo:orphans="0" fo:widows="0"/>
      <style:text-properties officeooo:paragraph-rsid="0013caef"/>
    </style:style>
    <style:style style:name="P23" style:family="paragraph" style:parent-style-name="Standard">
      <style:paragraph-properties fo:orphans="0" fo:widows="0"/>
      <style:text-properties officeooo:rsid="000ee5c1" officeooo:paragraph-rsid="000ee5c1"/>
    </style:style>
    <style:style style:name="P24" style:family="paragraph" style:parent-style-name="Standard">
      <style:paragraph-properties fo:orphans="0" fo:widows="0"/>
      <style:text-properties officeooo:rsid="00101a97" officeooo:paragraph-rsid="00101a97"/>
    </style:style>
    <style:style style:name="P25" style:family="paragraph" style:parent-style-name="Standard">
      <style:paragraph-properties fo:orphans="0" fo:widows="0"/>
      <style:text-properties officeooo:rsid="0011def1" officeooo:paragraph-rsid="0011def1"/>
    </style:style>
    <style:style style:name="P26" style:family="paragraph" style:parent-style-name="Standard">
      <style:paragraph-properties fo:orphans="0" fo:widows="0"/>
      <style:text-properties officeooo:rsid="0011def1" officeooo:paragraph-rsid="0013caef"/>
    </style:style>
    <style:style style:name="P27" style:family="paragraph" style:parent-style-name="Standard">
      <style:paragraph-properties fo:orphans="0" fo:widows="0"/>
      <style:text-properties officeooo:rsid="0013caef" officeooo:paragraph-rsid="0013caef"/>
    </style:style>
    <style:style style:name="P28" style:family="paragraph" style:parent-style-name="Standard">
      <style:paragraph-properties fo:orphans="0" fo:widows="0"/>
      <style:text-properties officeooo:rsid="00145014" officeooo:paragraph-rsid="00145014"/>
    </style:style>
    <style:style style:name="P29" style:family="paragraph" style:parent-style-name="Standard">
      <style:text-properties style:font-name="Courier 10 Pitch"/>
    </style:style>
    <style:style style:name="P30" style:family="paragraph" style:parent-style-name="Standard">
      <style:text-properties style:font-name="Courier 10 Pitch" officeooo:rsid="0018fc1c" officeooo:paragraph-rsid="0018fc1c"/>
    </style:style>
    <style:style style:name="P31" style:family="paragraph" style:parent-style-name="Standard">
      <style:text-properties style:font-name="Courier 10 Pitch" officeooo:rsid="001bc489" officeooo:paragraph-rsid="001bc489"/>
    </style:style>
    <style:style style:name="P32" style:family="paragraph" style:parent-style-name="Standard">
      <style:text-properties style:font-name="Courier 10 Pitch" officeooo:rsid="001d2f7c" officeooo:paragraph-rsid="001d2f7c"/>
    </style:style>
    <style:style style:name="P33" style:family="paragraph" style:parent-style-name="Standard">
      <style:text-properties style:font-name="Courier 10 Pitch" officeooo:rsid="001d7a91" officeooo:paragraph-rsid="001d7a91"/>
    </style:style>
    <style:style style:name="P34" style:family="paragraph" style:parent-style-name="Standard">
      <style:text-properties style:font-name="Liberation Serif" officeooo:rsid="0015b3ca" officeooo:paragraph-rsid="0015b3ca"/>
    </style:style>
    <style:style style:name="P35" style:family="paragraph" style:parent-style-name="Standard">
      <style:text-properties style:font-name="Liberation Serif" officeooo:rsid="0018fc1c" officeooo:paragraph-rsid="0018fc1c"/>
    </style:style>
    <style:style style:name="P36" style:family="paragraph" style:parent-style-name="Standard">
      <style:text-properties style:font-name="Liberation Serif" officeooo:rsid="001d7a91" officeooo:paragraph-rsid="001bc489"/>
    </style:style>
    <style:style style:name="P37" style:family="paragraph" style:parent-style-name="Standard">
      <style:text-properties style:font-name="Liberation Serif" officeooo:rsid="001d7a91" officeooo:paragraph-rsid="001d7a91"/>
    </style:style>
    <style:style style:name="P38" style:family="paragraph" style:parent-style-name="Standard">
      <style:text-properties style:font-name="Liberation Serif" officeooo:rsid="001d2f7c" officeooo:paragraph-rsid="001d2f7c"/>
    </style:style>
    <style:style style:name="P39" style:family="paragraph" style:parent-style-name="Standard" style:master-page-name="">
      <style:paragraph-properties fo:margin-left="0cm" fo:margin-right="0cm" fo:orphans="0" fo:widows="0" fo:text-indent="0cm" style:auto-text-indent="false" style:page-number="auto"/>
      <style:text-properties officeooo:rsid="000f6dba" officeooo:paragraph-rsid="000f6dba"/>
    </style:style>
    <style:style style:name="P40" style:family="paragraph" style:parent-style-name="Standard">
      <style:text-properties style:font-name="Courier 10 Pitch" officeooo:rsid="001bc489" officeooo:paragraph-rsid="001bc489"/>
    </style:style>
    <style:style style:name="P41" style:family="paragraph" style:parent-style-name="Standard">
      <style:text-properties fo:font-weight="bold" officeooo:rsid="00205b54" officeooo:paragraph-rsid="00205b54" style:font-weight-asian="bold" style:font-weight-complex="bold"/>
    </style:style>
    <style:style style:name="P42" style:family="paragraph">
      <style:paragraph-properties fo:text-align="center" style:writing-mode="lr-tb"/>
    </style:style>
    <style:style style:name="T1" style:family="text">
      <style:text-properties fo:language="en" fo:country="G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1a97" style:font-weight-asian="bold" style:font-weight-complex="bold"/>
    </style:style>
    <style:style style:name="T4" style:family="text">
      <style:text-properties style:font-name="Courier 10 Pitch"/>
    </style:style>
    <style:style style:name="T5" style:family="text">
      <style:text-properties style:font-name="Courier 10 Pitch" officeooo:rsid="0011def1"/>
    </style:style>
    <style:style style:name="T6" style:family="text">
      <style:text-properties style:font-name="Courier 10 Pitch" officeooo:rsid="001bc489"/>
    </style:style>
    <style:style style:name="T7" style:family="text">
      <style:text-properties officeooo:rsid="0011def1"/>
    </style:style>
    <style:style style:name="T8" style:family="text">
      <style:text-properties officeooo:rsid="0013caef"/>
    </style:style>
    <style:style style:name="T9" style:family="text">
      <style:text-properties officeooo:rsid="00145014"/>
    </style:style>
    <style:style style:name="T10" style:family="text">
      <style:text-properties officeooo:rsid="0018fc1c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officeooo:rsid="001bc489"/>
    </style:style>
    <style:style style:name="T13" style:family="text">
      <style:text-properties officeooo:rsid="001d7a91"/>
    </style:style>
    <style:style style:name="T14" style:family="text">
      <style:text-properties officeooo:rsid="001ee4eb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19cm" fo:border="0.74pt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1cm" fo:border="none">
        <style:background-image/>
      </style:graphic-properties>
    </style:style>
    <style:style style:name="gr1" style:family="graphic">
      <style:graphic-properties draw:stroke="solid" svg:stroke-width="0.035cm" svg:stroke-color="#000000" draw:marker-end="msArrowEnd_20_5" draw:marker-end-width="0.212cm" draw:marker-end-center="false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Student ID: 1422087</text:p>
      <text:p text:style-name="P1"><text:span text:style-name="T2">1.</text:span> We want to <text:span text:style-name="T7">put the numbers</text:span> 8, 4, 7, 2, 3 into a stack, that means we need to insert them in reverse order – 3, 2, 7, 4, 8 (that's because of the First-In-Last-Out model of the stack). At the end we should have the following stack:</text:p>
      <text:p text:style-name="P1"><draw:frame draw:style-name="fr1" draw:name="Frame12" text:anchor-type="char" svg:x="11.79cm" svg:y="0.277cm" svg:width="0.658cm" svg:height="0.598cm" draw:z-index="0"><draw:text-box><text:p text:style-name="P17"/></draw:text-box></draw:frame></text:p>
      <text:p text:style-name="P4"><draw:line text:anchor-type="char" draw:z-index="3" draw:style-name="gr1" draw:text-style-name="P42" svg:x1="10.134cm" svg:y1="0.157cm" svg:x2="11.191cm" svg:y2="0.157cm"><text:p/></draw:line><draw:line text:anchor-type="char" draw:z-index="5" draw:style-name="gr1" draw:text-style-name="P42" svg:x1="9.491cm" svg:y1="0.155cm" svg:x2="9.491cm" svg:y2="0.942cm"><text:p/></draw:line></text:p>
      <text:p text:style-name="P4"><draw:frame draw:style-name="fr2" draw:name="Frame1" text:anchor-type="char" svg:x="9.176cm" svg:y="0.411cm" svg:width="0.63cm" svg:height="0.577cm" draw:z-index="4"><draw:text-box><text:p text:style-name="P20">4</text:p></draw:text-box></draw:frame></text:p>
      <text:p text:style-name="P10"><draw:frame draw:style-name="fr1" draw:name="Frame15" text:anchor-type="char" svg:x="9.132cm" svg:y="-1.157cm" svg:width="0.654cm" svg:height="0.601cm" draw:z-index="1"><draw:text-box><text:p text:style-name="P17"/></draw:text-box></draw:frame><draw:frame draw:style-name="fr1" draw:name="Frame14" text:anchor-type="char" svg:x="9.765cm" svg:y="-1.157cm" svg:width="0.654cm" svg:height="0.601cm" draw:z-index="2"><draw:text-box><text:p text:style-name="P17"/></draw:text-box></draw:frame><draw:line text:anchor-type="char" draw:z-index="6" draw:style-name="gr2" draw:text-style-name="P42" svg:x1="11.809cm" svg:y1="-0.623cm" svg:x2="12.402cm" svg:y2="-1.159cm"><text:p/></draw:line><draw:frame draw:style-name="fr2" draw:name="Frame11" text:anchor-type="char" svg:x="11.187cm" svg:y="-0.157cm" svg:width="0.631cm" svg:height="0.573cm" draw:z-index="7"><draw:text-box><text:p text:style-name="P20">8</text:p></draw:text-box></draw:frame><draw:frame draw:style-name="fr1" draw:name="Frame10" text:anchor-type="char" svg:x="7.131cm" svg:y="-1.111cm" svg:width="0.654cm" svg:height="0.601cm" draw:z-index="8"><draw:text-box><text:p text:style-name="P17"/></draw:text-box></draw:frame><draw:frame draw:style-name="fr1" draw:name="Frame9" text:anchor-type="char" svg:x="7.765cm" svg:y="-1.111cm" svg:width="0.654cm" svg:height="0.601cm" draw:z-index="9"><draw:text-box><text:p text:style-name="P17"/></draw:text-box></draw:frame><draw:line text:anchor-type="char" draw:z-index="10" draw:style-name="gr1" draw:text-style-name="P42" svg:x1="8.063cm" svg:y1="-0.811cm" svg:x2="9.12cm" svg:y2="-0.811cm"><text:p/></draw:line><draw:frame draw:style-name="fr2" draw:name="Frame8" text:anchor-type="char" svg:x="7.176cm" svg:y="-0.088cm" svg:width="0.63cm" svg:height="0.577cm" draw:z-index="11"><draw:text-box><text:p text:style-name="P18">7</text:p></draw:text-box></draw:frame><draw:line text:anchor-type="char" draw:z-index="12" draw:style-name="gr1" draw:text-style-name="P42" svg:x1="7.493cm" svg:y1="-0.838cm" svg:x2="7.493cm" svg:y2="-0.051cm"><text:p/></draw:line><draw:frame draw:style-name="fr1" draw:name="Frame7" text:anchor-type="char" svg:x="5.106cm" svg:y="-1.106cm" svg:width="0.654cm" svg:height="0.601cm" draw:z-index="13"><draw:text-box><text:p text:style-name="P17"/></draw:text-box></draw:frame><draw:frame draw:style-name="fr1" draw:name="Frame6" text:anchor-type="char" svg:x="5.74cm" svg:y="-1.106cm" svg:width="0.654cm" svg:height="0.601cm" draw:z-index="14"><draw:text-box><text:p text:style-name="P17"/></draw:text-box></draw:frame><draw:line text:anchor-type="char" draw:z-index="15" draw:style-name="gr1" draw:text-style-name="P42" svg:x1="6.038cm" svg:y1="-0.806cm" svg:x2="7.095cm" svg:y2="-0.806cm"><text:p/></draw:line><draw:frame draw:style-name="fr2" draw:name="Frame5" text:anchor-type="char" svg:x="5.151cm" svg:y="-0.083cm" svg:width="0.63cm" svg:height="0.577cm" draw:z-index="16"><draw:text-box><text:p text:style-name="P20">2</text:p></draw:text-box></draw:frame><draw:line text:anchor-type="char" draw:z-index="17" draw:style-name="gr1" draw:text-style-name="P42" svg:x1="5.468cm" svg:y1="-0.833cm" svg:x2="5.468cm" svg:y2="-0.046cm"><text:p/></draw:line><draw:frame draw:style-name="fr1" draw:name="Frame4" text:anchor-type="char" svg:x="3.106cm" svg:y="-1.118cm" svg:width="0.654cm" svg:height="0.601cm" draw:z-index="18"><draw:text-box><text:p text:style-name="P17"/></draw:text-box></draw:frame><draw:frame draw:style-name="fr1" draw:name="Frame3" text:anchor-type="char" svg:x="3.739cm" svg:y="-1.118cm" svg:width="0.654cm" svg:height="0.601cm" draw:z-index="19"><draw:text-box><text:p text:style-name="P17"/></draw:text-box></draw:frame><draw:line text:anchor-type="char" draw:z-index="20" draw:style-name="gr1" draw:text-style-name="P42" svg:x1="4.038cm" svg:y1="-0.818cm" svg:x2="5.095cm" svg:y2="-0.818cm"><text:p/></draw:line><draw:frame draw:style-name="fr2" draw:name="Frame2" text:anchor-type="char" svg:x="3.15cm" svg:y="-0.095cm" svg:width="0.63cm" svg:height="0.577cm" draw:z-index="21"><draw:text-box><text:p text:style-name="P20">3</text:p></draw:text-box></draw:frame><draw:line text:anchor-type="char" draw:z-index="22" draw:style-name="gr1" draw:text-style-name="P42" svg:x1="3.468cm" svg:y1="-0.845cm" svg:x2="3.468cm" svg:y2="-0.058cm"><text:p/></draw:line><draw:frame draw:style-name="fr1" draw:name="Frame13" text:anchor-type="char" svg:x="11.153cm" svg:y="-1.184cm" svg:width="0.658cm" svg:height="0.598cm" draw:z-index="23"><draw:text-box><text:p text:style-name="P17"/></draw:text-box></draw:frame><draw:line text:anchor-type="char" draw:z-index="28" draw:style-name="gr1" draw:text-style-name="P42" svg:x1="11.504cm" svg:y1="-0.901cm" svg:x2="11.504cm" svg:y2="-0.12cm"><text:p/></draw:line></text:p>
      <text:p text:style-name="P2"/>
      <text:p text:style-name="P39"><text:span text:style-name="T2">In </text:span><text:span text:style-name="T3">The</text:span>the beginning we have an EmptyStack. Then we use the constructor <text:span text:style-name="T4">push(</text:span><text:span text:style-name="T5">8</text:span><text:span text:style-name="T4">, EmptyStack)</text:span> to generate the following:</text:p>
      <text:p text:style-name="P23"/>
      <text:p text:style-name="P2"><draw:line text:anchor-type="char" draw:z-index="25" draw:style-name="gr2" draw:text-style-name="P42" svg:x1="11.848cm" svg:y1="0.982cm" svg:x2="12.441cm" svg:y2="0.446cm"><text:p/></draw:line><text:tab/><text:tab/><draw:frame draw:style-name="fr1" draw:name="Frame31" text:anchor-type="char" svg:x="11.195cm" svg:y="0.397cm" svg:width="0.654cm" svg:height="0.601cm" draw:z-index="26"><draw:text-box><text:p text:style-name="P17"/></draw:text-box></draw:frame><draw:frame draw:style-name="fr1" draw:name="Frame20" text:anchor-type="char" svg:x="11.848cm" svg:y="0.397cm" svg:width="0.658cm" svg:height="0.587cm" draw:z-index="24"><draw:text-box><text:p text:style-name="P17"/></draw:text-box></draw:frame></text:p>
      <text:p text:style-name="P4"><draw:line text:anchor-type="char" draw:z-index="29" draw:style-name="gr1" draw:text-style-name="P42" svg:x1="11.531cm" svg:y1="0.258cm" svg:x2="11.531cm" svg:y2="1.039cm"><text:p/></draw:line></text:p>
      <text:p text:style-name="P4"/>
      <text:p text:style-name="P10"><draw:frame draw:style-name="fr2" draw:name="Frame24" text:anchor-type="char" svg:x="11.197cm" svg:y="0.044cm" svg:width="0.63cm" svg:height="0.577cm" draw:z-index="27"><draw:text-box><text:p text:style-name="P20">8</text:p></draw:text-box></draw:frame></text:p>
      <text:p text:style-name="P2"/>
      <text:p text:style-name="P2">Then we do <text:span text:style-name="T4">push(</text:span><text:span text:style-name="T5">4</text:span><text:span text:style-name="T4">, push(</text:span><text:span text:style-name="T5">8</text:span><text:span text:style-name="T4">, EmptyStack)</text:span>: </text:p>
      <text:p text:style-name="P2"/>
      <text:p text:style-name="P9"><text:tab/><text:tab/><text:tab/></text:p>
      <text:p text:style-name="P5"><draw:line text:anchor-type="char" draw:z-index="30" draw:style-name="gr2" draw:text-style-name="P42" svg:x1="11.873cm" svg:y1="0.57cm" svg:x2="12.466cm" svg:y2="0.034cm"><text:p/></draw:line><draw:line text:anchor-type="char" draw:z-index="31" draw:style-name="gr1" draw:text-style-name="P42" svg:x1="9.424cm" svg:y1="0.326cm" svg:x2="9.424cm" svg:y2="1.113cm"><text:p/></draw:line><draw:line text:anchor-type="char" draw:z-index="32" draw:style-name="gr1" draw:text-style-name="P42" svg:x1="10.259cm" svg:y1="0.379cm" svg:x2="11.316cm" svg:y2="0.379cm"><text:p/></draw:line><draw:frame draw:style-name="fr1" draw:name="Frame33" text:anchor-type="char" svg:x="11.809cm" svg:y="0.034cm" svg:width="0.658cm" svg:height="0.598cm" draw:z-index="33"><draw:text-box><text:p text:style-name="P17"/></draw:text-box></draw:frame></text:p>
      <text:p text:style-name="P12"><draw:frame draw:style-name="fr2" draw:name="Frame18" text:anchor-type="char" svg:x="9.043cm" svg:y="0.566cm" svg:width="0.63cm" svg:height="0.577cm" draw:z-index="34"><draw:text-box><text:p text:style-name="P20">4</text:p></draw:text-box></draw:frame></text:p>
      <text:p text:style-name="P13"><draw:frame draw:style-name="fr1" draw:name="Frame16" text:anchor-type="char" svg:x="9.132cm" svg:y="-1.157cm" svg:width="0.654cm" svg:height="0.601cm" draw:z-index="35"><draw:text-box><text:p text:style-name="P17"/></draw:text-box></draw:frame><draw:frame draw:style-name="fr1" draw:name="Frame17" text:anchor-type="char" svg:x="9.765cm" svg:y="-1.157cm" svg:width="0.654cm" svg:height="0.601cm" draw:z-index="37"><draw:text-box><text:p text:style-name="P17"/></draw:text-box></draw:frame><draw:frame draw:style-name="fr2" draw:name="Frame19" text:anchor-type="char" svg:x="11.187cm" svg:y="-0.157cm" svg:width="0.631cm" svg:height="0.573cm" draw:z-index="38"><draw:text-box><text:p text:style-name="P20">8</text:p></draw:text-box></draw:frame><draw:frame draw:style-name="fr1" draw:name="Frame32" text:anchor-type="char" svg:x="11.153cm" svg:y="-1.184cm" svg:width="0.658cm" svg:height="0.598cm" draw:z-index="39"><draw:text-box><text:p text:style-name="P17"/></draw:text-box></draw:frame><draw:line text:anchor-type="char" draw:z-index="36" draw:style-name="gr1" draw:text-style-name="P42" svg:x1="11.504cm" svg:y1="-0.901cm" svg:x2="11.504cm" svg:y2="-0.12cm"><text:p/></draw:line></text:p>
      <text:p text:style-name="P2"><text:tab/><text:tab/><text:tab/><text:tab/><text:span text:style-name="T1"><text:tab/><text:tab/><text:tab/><text:tab/><text:tab/></text:span></text:p>
      <text:p text:style-name="P23">Then <text:span text:style-name="T4">push(7, push(</text:span><text:span text:style-name="T5">4</text:span><text:span text:style-name="T4">, push(</text:span><text:span text:style-name="T5">8</text:span><text:span text:style-name="T4">, EmptyStack)))</text:span>:</text:p>
      <text:p text:style-name="P23"/>
      <text:p text:style-name="P3"><draw:frame draw:style-name="fr1" draw:name="Frame40" text:anchor-type="char" svg:x="11.79cm" svg:y="0.277cm" svg:width="0.658cm" svg:height="0.598cm" draw:z-index="65"><draw:text-box><text:p text:style-name="P17"/></draw:text-box></draw:frame></text:p>
      <text:p text:style-name="P5"><draw:line text:anchor-type="char" draw:z-index="68" draw:style-name="gr1" draw:text-style-name="P42" svg:x1="10.134cm" svg:y1="0.157cm" svg:x2="11.191cm" svg:y2="0.157cm"><text:p/></draw:line><draw:line text:anchor-type="char" draw:z-index="70" draw:style-name="gr1" draw:text-style-name="P42" svg:x1="9.491cm" svg:y1="0.155cm" svg:x2="9.491cm" svg:y2="0.942cm"><text:p/></draw:line></text:p>
      <text:p text:style-name="P5"><draw:frame draw:style-name="fr2" draw:name="Frame43" text:anchor-type="char" svg:x="9.176cm" svg:y="0.411cm" svg:width="0.63cm" svg:height="0.577cm" draw:z-index="69"><draw:text-box><text:p text:style-name="P20">4</text:p></draw:text-box></draw:frame></text:p>
      <text:p text:style-name="P13"><draw:frame draw:style-name="fr1" draw:name="Frame41" text:anchor-type="char" svg:x="9.132cm" svg:y="-1.157cm" svg:width="0.654cm" svg:height="0.601cm" draw:z-index="66"><draw:text-box><text:p text:style-name="P17"/></draw:text-box></draw:frame><draw:frame draw:style-name="fr1" draw:name="Frame42" text:anchor-type="char" svg:x="9.765cm" svg:y="-1.157cm" svg:width="0.654cm" svg:height="0.601cm" draw:z-index="67"><draw:text-box><text:p text:style-name="P17"/></draw:text-box></draw:frame><draw:line text:anchor-type="char" draw:z-index="71" draw:style-name="gr2" draw:text-style-name="P42" svg:x1="11.809cm" svg:y1="-0.623cm" svg:x2="12.402cm" svg:y2="-1.159cm"><text:p/></draw:line><draw:frame draw:style-name="fr2" draw:name="Frame44" text:anchor-type="char" svg:x="11.187cm" svg:y="-0.157cm" svg:width="0.631cm" svg:height="0.573cm" draw:z-index="72"><draw:text-box><text:p text:style-name="P20">8</text:p></draw:text-box></draw:frame><draw:frame draw:style-name="fr1" draw:name="Frame45" text:anchor-type="char" svg:x="7.131cm" svg:y="-1.111cm" svg:width="0.654cm" svg:height="0.601cm" draw:z-index="73"><draw:text-box><text:p text:style-name="P17"/></draw:text-box></draw:frame><draw:frame draw:style-name="fr1" draw:name="Frame46" text:anchor-type="char" svg:x="7.765cm" svg:y="-1.111cm" svg:width="0.654cm" svg:height="0.601cm" draw:z-index="74"><draw:text-box><text:p text:style-name="P17"/></draw:text-box></draw:frame><draw:line text:anchor-type="char" draw:z-index="75" draw:style-name="gr1" draw:text-style-name="P42" svg:x1="8.063cm" svg:y1="-0.811cm" svg:x2="9.12cm" svg:y2="-0.811cm"><text:p/></draw:line><draw:frame draw:style-name="fr2" draw:name="Frame47" text:anchor-type="char" svg:x="7.176cm" svg:y="-0.088cm" svg:width="0.63cm" svg:height="0.577cm" draw:z-index="76"><draw:text-box><text:p text:style-name="P18">7</text:p></draw:text-box></draw:frame><draw:line text:anchor-type="char" draw:z-index="77" draw:style-name="gr1" draw:text-style-name="P42" svg:x1="7.493cm" svg:y1="-0.838cm" svg:x2="7.493cm" svg:y2="-0.051cm"><text:p/></draw:line><draw:frame draw:style-name="fr1" draw:name="Frame54" text:anchor-type="char" svg:x="11.153cm" svg:y="-1.184cm" svg:width="0.658cm" svg:height="0.598cm" draw:z-index="78"><draw:text-box><text:p text:style-name="P17"/></draw:text-box></draw:frame><draw:line text:anchor-type="char" draw:z-index="79" draw:style-name="gr1" draw:text-style-name="P42" svg:x1="11.504cm" svg:y1="-0.901cm" svg:x2="11.504cm" svg:y2="-0.12cm"><text:p/></draw:line></text:p>
      <text:p text:style-name="P23"/>
      <text:p text:style-name="P23">Then <text:span text:style-name="T4">push(</text:span><text:span text:style-name="T5">2</text:span><text:span text:style-name="T4">, push(7, push(</text:span><text:span text:style-name="T5">4</text:span><text:span text:style-name="T4">, push(</text:span><text:span text:style-name="T5">8</text:span><text:span text:style-name="T4">, EmptyStack)))</text:span>:</text:p>
      <text:p text:style-name="P23"/>
      <text:p text:style-name="P3"><draw:frame draw:style-name="fr1" draw:name="Frame55" text:anchor-type="char" svg:x="11.79cm" svg:y="0.277cm" svg:width="0.658cm" svg:height="0.598cm" draw:z-index="80"><draw:text-box><text:p text:style-name="P17"/></draw:text-box></draw:frame></text:p>
      <text:p text:style-name="P5"><draw:line text:anchor-type="char" draw:z-index="83" draw:style-name="gr1" draw:text-style-name="P42" svg:x1="10.134cm" svg:y1="0.157cm" svg:x2="11.191cm" svg:y2="0.157cm"><text:p/></draw:line><draw:line text:anchor-type="char" draw:z-index="85" draw:style-name="gr1" draw:text-style-name="P42" svg:x1="9.491cm" svg:y1="0.155cm" svg:x2="9.491cm" svg:y2="0.942cm"><text:p/></draw:line></text:p>
      <text:p text:style-name="P5"><draw:frame draw:style-name="fr2" draw:name="Frame58" text:anchor-type="char" svg:x="9.176cm" svg:y="0.411cm" svg:width="0.63cm" svg:height="0.577cm" draw:z-index="84"><draw:text-box><text:p text:style-name="P20">4</text:p></draw:text-box></draw:frame></text:p>
      <text:p text:style-name="P13"><draw:frame draw:style-name="fr1" draw:name="Frame56" text:anchor-type="char" svg:x="9.132cm" svg:y="-1.157cm" svg:width="0.654cm" svg:height="0.601cm" draw:z-index="81"><draw:text-box><text:p text:style-name="P17"/></draw:text-box></draw:frame><draw:frame draw:style-name="fr1" draw:name="Frame57" text:anchor-type="char" svg:x="9.765cm" svg:y="-1.157cm" svg:width="0.654cm" svg:height="0.601cm" draw:z-index="82"><draw:text-box><text:p text:style-name="P17"/></draw:text-box></draw:frame><draw:line text:anchor-type="char" draw:z-index="86" draw:style-name="gr2" draw:text-style-name="P42" svg:x1="11.809cm" svg:y1="-0.623cm" svg:x2="12.402cm" svg:y2="-1.159cm"><text:p/></draw:line><draw:frame draw:style-name="fr2" draw:name="Frame59" text:anchor-type="char" svg:x="11.187cm" svg:y="-0.157cm" svg:width="0.631cm" svg:height="0.573cm" draw:z-index="87"><draw:text-box><text:p text:style-name="P20">8</text:p></draw:text-box></draw:frame><draw:frame draw:style-name="fr1" draw:name="Frame60" text:anchor-type="char" svg:x="7.131cm" svg:y="-1.111cm" svg:width="0.654cm" svg:height="0.601cm" draw:z-index="88"><draw:text-box><text:p text:style-name="P17"/></draw:text-box></draw:frame><draw:frame draw:style-name="fr1" draw:name="Frame61" text:anchor-type="char" svg:x="7.765cm" svg:y="-1.111cm" svg:width="0.654cm" svg:height="0.601cm" draw:z-index="89"><draw:text-box><text:p text:style-name="P17"/></draw:text-box></draw:frame><draw:line text:anchor-type="char" draw:z-index="90" draw:style-name="gr1" draw:text-style-name="P42" svg:x1="8.063cm" svg:y1="-0.811cm" svg:x2="9.12cm" svg:y2="-0.811cm"><text:p/></draw:line><draw:frame draw:style-name="fr2" draw:name="Frame62" text:anchor-type="char" svg:x="7.176cm" svg:y="-0.088cm" svg:width="0.63cm" svg:height="0.577cm" draw:z-index="91"><draw:text-box><text:p text:style-name="P18">7</text:p></draw:text-box></draw:frame><draw:line text:anchor-type="char" draw:z-index="92" draw:style-name="gr1" draw:text-style-name="P42" svg:x1="7.493cm" svg:y1="-0.838cm" svg:x2="7.493cm" svg:y2="-0.051cm"><text:p/></draw:line><draw:frame draw:style-name="fr1" draw:name="Frame63" text:anchor-type="char" svg:x="5.106cm" svg:y="-1.106cm" svg:width="0.654cm" svg:height="0.601cm" draw:z-index="93"><draw:text-box><text:p text:style-name="P17"/></draw:text-box></draw:frame><draw:frame draw:style-name="fr1" draw:name="Frame64" text:anchor-type="char" svg:x="5.74cm" svg:y="-1.106cm" svg:width="0.654cm" svg:height="0.601cm" draw:z-index="94"><draw:text-box><text:p text:style-name="P17"/></draw:text-box></draw:frame><draw:line text:anchor-type="char" draw:z-index="95" draw:style-name="gr1" draw:text-style-name="P42" svg:x1="6.038cm" svg:y1="-0.806cm" svg:x2="7.095cm" svg:y2="-0.806cm"><text:p/></draw:line><draw:frame draw:style-name="fr2" draw:name="Frame65" text:anchor-type="char" svg:x="5.151cm" svg:y="-0.083cm" svg:width="0.63cm" svg:height="0.577cm" draw:z-index="96"><draw:text-box><text:p text:style-name="P20">2</text:p></draw:text-box></draw:frame><draw:line text:anchor-type="char" draw:z-index="97" draw:style-name="gr1" draw:text-style-name="P42" svg:x1="5.468cm" svg:y1="-0.833cm" svg:x2="5.468cm" svg:y2="-0.046cm"><text:p/></draw:line><draw:frame draw:style-name="fr1" draw:name="Frame69" text:anchor-type="char" svg:x="11.153cm" svg:y="-1.184cm" svg:width="0.658cm" svg:height="0.598cm" draw:z-index="98"><draw:text-box><text:p text:style-name="P17"/></draw:text-box></draw:frame><draw:line text:anchor-type="char" draw:z-index="99" draw:style-name="gr1" draw:text-style-name="P42" svg:x1="11.504cm" svg:y1="-0.901cm" svg:x2="11.504cm" svg:y2="-0.12cm"><text:p/></draw:line></text:p>
      <text:p text:style-name="P23"/>
      <text:p text:style-name="P23">Then <text:span text:style-name="T4">push(</text:span><text:span text:style-name="T5">3</text:span><text:span text:style-name="T4">, push(</text:span><text:span text:style-name="T5">2</text:span><text:span text:style-name="T4">, push(</text:span><text:span text:style-name="T5">7</text:span><text:span text:style-name="T4">, push(</text:span><text:span text:style-name="T5">4</text:span><text:span text:style-name="T4">, push(</text:span><text:span text:style-name="T5">8</text:span><text:span text:style-name="T4">, EmptyStack)))))</text:span>:</text:p>
      <text:p text:style-name="P23"/>
      <text:p text:style-name="P3"><draw:frame draw:style-name="fr1" draw:name="Frame21" text:anchor-type="char" svg:x="11.79cm" svg:y="0.277cm" svg:width="0.658cm" svg:height="0.598cm" draw:z-index="40"><draw:text-box><text:p text:style-name="P17"/></draw:text-box></draw:frame></text:p>
      <text:p text:style-name="P5"><draw:line text:anchor-type="char" draw:z-index="43" draw:style-name="gr1" draw:text-style-name="P42" svg:x1="10.134cm" svg:y1="0.157cm" svg:x2="11.191cm" svg:y2="0.157cm"><text:p/></draw:line><draw:line text:anchor-type="char" draw:z-index="45" draw:style-name="gr1" draw:text-style-name="P42" svg:x1="9.491cm" svg:y1="0.155cm" svg:x2="9.491cm" svg:y2="0.942cm"><text:p/></draw:line></text:p>
      <text:p text:style-name="P5"><draw:frame draw:style-name="fr2" draw:name="Frame25" text:anchor-type="char" svg:x="9.176cm" svg:y="0.411cm" svg:width="0.63cm" svg:height="0.577cm" draw:z-index="44"><draw:text-box><text:p text:style-name="P20">4</text:p></draw:text-box></draw:frame></text:p>
      <text:p text:style-name="P13"><draw:frame draw:style-name="fr1" draw:name="Frame22" text:anchor-type="char" svg:x="9.132cm" svg:y="-1.157cm" svg:width="0.654cm" svg:height="0.601cm" draw:z-index="41"><draw:text-box><text:p text:style-name="P17"/></draw:text-box></draw:frame><draw:frame draw:style-name="fr1" draw:name="Frame23" text:anchor-type="char" svg:x="9.765cm" svg:y="-1.157cm" svg:width="0.654cm" svg:height="0.601cm" draw:z-index="42"><draw:text-box><text:p text:style-name="P17"/></draw:text-box></draw:frame><draw:line text:anchor-type="char" draw:z-index="46" draw:style-name="gr2" draw:text-style-name="P42" svg:x1="11.809cm" svg:y1="-0.623cm" svg:x2="12.402cm" svg:y2="-1.159cm"><text:p/></draw:line><draw:frame draw:style-name="fr2" draw:name="Frame26" text:anchor-type="char" svg:x="11.187cm" svg:y="-0.157cm" svg:width="0.631cm" svg:height="0.573cm" draw:z-index="47"><draw:text-box><text:p text:style-name="P20">8</text:p></draw:text-box></draw:frame><draw:frame draw:style-name="fr1" draw:name="Frame27" text:anchor-type="char" svg:x="7.131cm" svg:y="-1.111cm" svg:width="0.654cm" svg:height="0.601cm" draw:z-index="48"><draw:text-box><text:p text:style-name="P17"/></draw:text-box></draw:frame><draw:frame draw:style-name="fr1" draw:name="Frame28" text:anchor-type="char" svg:x="7.765cm" svg:y="-1.111cm" svg:width="0.654cm" svg:height="0.601cm" draw:z-index="49"><draw:text-box><text:p text:style-name="P17"/></draw:text-box></draw:frame><draw:line text:anchor-type="char" draw:z-index="50" draw:style-name="gr1" draw:text-style-name="P42" svg:x1="8.063cm" svg:y1="-0.811cm" svg:x2="9.12cm" svg:y2="-0.811cm"><text:p/></draw:line><draw:frame draw:style-name="fr2" draw:name="Frame29" text:anchor-type="char" svg:x="7.176cm" svg:y="-0.088cm" svg:width="0.63cm" svg:height="0.577cm" draw:z-index="51"><draw:text-box><text:p text:style-name="P18">7</text:p></draw:text-box></draw:frame><draw:line text:anchor-type="char" draw:z-index="52" draw:style-name="gr1" draw:text-style-name="P42" svg:x1="7.493cm" svg:y1="-0.838cm" svg:x2="7.493cm" svg:y2="-0.051cm"><text:p/></draw:line><draw:frame draw:style-name="fr1" draw:name="Frame30" text:anchor-type="char" svg:x="5.106cm" svg:y="-1.106cm" svg:width="0.654cm" svg:height="0.601cm" draw:z-index="53"><draw:text-box><text:p text:style-name="P17"/></draw:text-box></draw:frame><draw:frame draw:style-name="fr1" draw:name="Frame34" text:anchor-type="char" svg:x="5.74cm" svg:y="-1.106cm" svg:width="0.654cm" svg:height="0.601cm" draw:z-index="54"><draw:text-box><text:p text:style-name="P17"/></draw:text-box></draw:frame><draw:line text:anchor-type="char" draw:z-index="55" draw:style-name="gr1" draw:text-style-name="P42" svg:x1="6.038cm" svg:y1="-0.806cm" svg:x2="7.095cm" svg:y2="-0.806cm"><text:p/></draw:line><draw:frame draw:style-name="fr2" draw:name="Frame35" text:anchor-type="char" svg:x="5.151cm" svg:y="-0.083cm" svg:width="0.63cm" svg:height="0.577cm" draw:z-index="56"><draw:text-box><text:p text:style-name="P20">2</text:p></draw:text-box></draw:frame><draw:line text:anchor-type="char" draw:z-index="57" draw:style-name="gr1" draw:text-style-name="P42" svg:x1="5.468cm" svg:y1="-0.833cm" svg:x2="5.468cm" svg:y2="-0.046cm"><text:p/></draw:line><draw:frame draw:style-name="fr1" draw:name="Frame36" text:anchor-type="char" svg:x="3.106cm" svg:y="-1.118cm" svg:width="0.654cm" svg:height="0.601cm" draw:z-index="58"><draw:text-box><text:p text:style-name="P17"/></draw:text-box></draw:frame><draw:frame draw:style-name="fr1" draw:name="Frame37" text:anchor-type="char" svg:x="3.739cm" svg:y="-1.118cm" svg:width="0.654cm" svg:height="0.601cm" draw:z-index="59"><draw:text-box><text:p text:style-name="P17"/></draw:text-box></draw:frame><draw:line text:anchor-type="char" draw:z-index="60" draw:style-name="gr1" draw:text-style-name="P42" svg:x1="4.038cm" svg:y1="-0.818cm" svg:x2="5.095cm" svg:y2="-0.818cm"><text:p/></draw:line><draw:frame draw:style-name="fr2" draw:name="Frame38" text:anchor-type="char" svg:x="3.15cm" svg:y="-0.095cm" svg:width="0.63cm" svg:height="0.577cm" draw:z-index="61"><draw:text-box><text:p text:style-name="P20">3</text:p></draw:text-box></draw:frame><draw:line text:anchor-type="char" draw:z-index="62" draw:style-name="gr1" draw:text-style-name="P42" svg:x1="3.468cm" svg:y1="-0.845cm" svg:x2="3.468cm" svg:y2="-0.058cm"><text:p/></draw:line><draw:frame draw:style-name="fr1" draw:name="Frame39" text:anchor-type="char" svg:x="11.153cm" svg:y="-1.184cm" svg:width="0.658cm" svg:height="0.598cm" draw:z-index="63"><draw:text-box><text:p text:style-name="P17"/></draw:text-box></draw:frame><draw:line text:anchor-type="char" draw:z-index="64" draw:style-name="gr1" draw:text-style-name="P42" svg:x1="11.504cm" svg:y1="-0.901cm" svg:x2="11.504cm" svg:y2="-0.12cm"><text:p/></draw:line></text:p>
      <text:p text:style-name="P23"/>
      <text:p text:style-name="P23"/>
      <text:p text:style-name="P23"/>
      <text:p text:style-name="P23">Finally, we have reached the desired stack.</text:p>
      <text:p text:style-name="P23"><text:soft-page-break/></text:p>
      <text:p text:style-name="P23"/>
      <text:p text:style-name="P24"><text:span text:style-name="T2">2.</text:span> If we add the numbers 9, 2, 4 and 8 in an empty stack, then eventually we will have the following stack:</text:p>
      <text:p text:style-name="P24"/>
      <text:p text:style-name="P15"/>
      <text:p text:style-name="P6"><draw:line text:anchor-type="char" draw:z-index="101" draw:style-name="gr1" draw:text-style-name="P42" svg:x1="10.134cm" svg:y1="0.157cm" svg:x2="11.191cm" svg:y2="0.157cm"><text:p/></draw:line><draw:line text:anchor-type="char" draw:z-index="103" draw:style-name="gr1" draw:text-style-name="P42" svg:x1="9.491cm" svg:y1="0.155cm" svg:x2="9.491cm" svg:y2="0.942cm"><text:p/></draw:line></text:p>
      <text:p text:style-name="P6"><draw:frame draw:style-name="fr2" draw:name="Frame49" text:anchor-type="char" svg:x="9.176cm" svg:y="0.411cm" svg:width="0.63cm" svg:height="0.577cm" draw:z-index="102"><draw:text-box><text:p text:style-name="P19">2</text:p></draw:text-box></draw:frame><draw:frame draw:style-name="fr2" draw:name="Frame67" text:anchor-type="char" svg:x="7.176cm" svg:y="0.399cm" svg:width="0.63cm" svg:height="0.577cm" draw:z-index="112"><draw:text-box><text:p text:style-name="P19">4</text:p></draw:text-box></draw:frame></text:p>
      <text:p text:style-name="P11"><draw:frame draw:style-name="fr1" draw:name="Frame48" text:anchor-type="char" svg:x="9.765cm" svg:y="-1.157cm" svg:width="0.654cm" svg:height="0.601cm" draw:z-index="100"><draw:text-box><text:p text:style-name="P17"/></draw:text-box></draw:frame><draw:frame draw:style-name="fr1" draw:name="Frame50" text:anchor-type="char" svg:x="11.153cm" svg:y="-1.184cm" svg:width="0.658cm" svg:height="0.598cm" draw:z-index="104"><draw:text-box><text:p text:style-name="P17"/></draw:text-box></draw:frame><draw:frame draw:style-name="fr1" draw:name="Frame51" text:anchor-type="char" svg:x="11.79cm" svg:y="-1.184cm" svg:width="0.658cm" svg:height="0.598cm" draw:z-index="105"><draw:text-box><text:p text:style-name="P17"/></draw:text-box></draw:frame><draw:line text:anchor-type="char" draw:z-index="106" draw:style-name="gr2" draw:text-style-name="P42" svg:x1="11.809cm" svg:y1="-0.623cm" svg:x2="12.402cm" svg:y2="-1.159cm"><text:p/></draw:line><draw:frame draw:style-name="fr2" draw:name="Frame52" text:anchor-type="char" svg:x="11.187cm" svg:y="-0.157cm" svg:width="0.631cm" svg:height="0.573cm" draw:z-index="107"><draw:text-box><text:p text:style-name="P19">9</text:p></draw:text-box></draw:frame><draw:line text:anchor-type="char" draw:z-index="108" draw:style-name="gr1" draw:text-style-name="P42" svg:x1="11.504cm" svg:y1="-0.901cm" svg:x2="11.504cm" svg:y2="-0.12cm"><text:p/></draw:line><draw:frame draw:style-name="fr1" draw:name="Frame53" text:anchor-type="char" svg:x="7.131cm" svg:y="-1.111cm" svg:width="0.654cm" svg:height="0.601cm" draw:z-index="109"><draw:text-box><text:p text:style-name="P17"/></draw:text-box></draw:frame><draw:frame draw:style-name="fr1" draw:name="Frame66" text:anchor-type="char" svg:x="7.765cm" svg:y="-1.111cm" svg:width="0.654cm" svg:height="0.601cm" draw:z-index="110"><draw:text-box><text:p text:style-name="P17"/></draw:text-box></draw:frame><draw:line text:anchor-type="char" draw:z-index="111" draw:style-name="gr1" draw:text-style-name="P42" svg:x1="8.063cm" svg:y1="-0.811cm" svg:x2="9.12cm" svg:y2="-0.811cm"><text:p/></draw:line><draw:line text:anchor-type="char" draw:z-index="113" draw:style-name="gr1" draw:text-style-name="P42" svg:x1="7.493cm" svg:y1="-0.838cm" svg:x2="7.493cm" svg:y2="-0.051cm"><text:p/></draw:line><draw:frame draw:style-name="fr1" draw:name="Frame68" text:anchor-type="char" svg:x="5.106cm" svg:y="-1.106cm" svg:width="0.654cm" svg:height="0.601cm" draw:z-index="114"><draw:text-box><text:p text:style-name="P17"/></draw:text-box></draw:frame><draw:frame draw:style-name="fr1" draw:name="Frame70" text:anchor-type="char" svg:x="5.74cm" svg:y="-1.106cm" svg:width="0.654cm" svg:height="0.601cm" draw:z-index="115"><draw:text-box><text:p text:style-name="P17"/></draw:text-box></draw:frame><draw:line text:anchor-type="char" draw:z-index="116" draw:style-name="gr1" draw:text-style-name="P42" svg:x1="6.038cm" svg:y1="-0.806cm" svg:x2="7.095cm" svg:y2="-0.806cm"><text:p/></draw:line><draw:frame draw:style-name="fr2" draw:name="Frame71" text:anchor-type="char" svg:x="5.151cm" svg:y="-0.083cm" svg:width="0.63cm" svg:height="0.577cm" draw:z-index="117"><draw:text-box><text:p text:style-name="P19">8</text:p></draw:text-box></draw:frame><draw:line text:anchor-type="char" draw:z-index="118" draw:style-name="gr1" draw:text-style-name="P42" svg:x1="5.468cm" svg:y1="-0.833cm" svg:x2="5.468cm" svg:y2="-0.046cm"><text:p/></draw:line><draw:frame draw:style-name="fr1" draw:name="Frame75" text:anchor-type="char" svg:x="9.132cm" svg:y="-1.157cm" svg:width="0.654cm" svg:height="0.601cm" draw:z-index="119"><draw:text-box><text:p text:style-name="P17"/></draw:text-box></draw:frame></text:p>
      <text:p text:style-name="P24"/>
      <text:p text:style-name="P24">If we call the <text:span text:style-name="T5">top</text:span><text:span text:style-name="T7"> operation on the stack, we will get the number 8. If we call the </text:span><text:span text:style-name="T5">pop</text:span><text:span text:style-name="T7"> operation on the original stack we will get:</text:span></text:p>
      <text:p text:style-name="P24"/>
      <text:p text:style-name="P16"/>
      <text:p text:style-name="P7"><draw:line text:anchor-type="char" draw:z-index="121" draw:style-name="gr1" draw:text-style-name="P42" svg:x1="10.134cm" svg:y1="0.157cm" svg:x2="11.191cm" svg:y2="0.157cm"><text:p/></draw:line><draw:line text:anchor-type="char" draw:z-index="123" draw:style-name="gr1" draw:text-style-name="P42" svg:x1="9.491cm" svg:y1="0.155cm" svg:x2="9.491cm" svg:y2="0.942cm"><text:p/></draw:line></text:p>
      <text:p text:style-name="P7"><draw:frame draw:style-name="fr2" draw:name="Frame73" text:anchor-type="char" svg:x="9.176cm" svg:y="0.411cm" svg:width="0.63cm" svg:height="0.577cm" draw:z-index="122"><draw:text-box><text:p text:style-name="P19">2</text:p></draw:text-box></draw:frame><draw:frame draw:style-name="fr2" draw:name="Frame80" text:anchor-type="char" svg:x="7.176cm" svg:y="0.399cm" svg:width="0.63cm" svg:height="0.577cm" draw:z-index="132"><draw:text-box><text:p text:style-name="P19">4</text:p></draw:text-box></draw:frame></text:p>
      <text:p text:style-name="P14"><draw:frame draw:style-name="fr1" draw:name="Frame72" text:anchor-type="char" svg:x="9.765cm" svg:y="-1.157cm" svg:width="0.654cm" svg:height="0.601cm" draw:z-index="120"><draw:text-box><text:p text:style-name="P17"/></draw:text-box></draw:frame><draw:frame draw:style-name="fr1" draw:name="Frame74" text:anchor-type="char" svg:x="11.153cm" svg:y="-1.184cm" svg:width="0.658cm" svg:height="0.598cm" draw:z-index="124"><draw:text-box><text:p text:style-name="P17"/></draw:text-box></draw:frame><draw:frame draw:style-name="fr1" draw:name="Frame76" text:anchor-type="char" svg:x="11.79cm" svg:y="-1.184cm" svg:width="0.658cm" svg:height="0.598cm" draw:z-index="125"><draw:text-box><text:p text:style-name="P17"/></draw:text-box></draw:frame><draw:line text:anchor-type="char" draw:z-index="126" draw:style-name="gr2" draw:text-style-name="P42" svg:x1="11.809cm" svg:y1="-0.623cm" svg:x2="12.402cm" svg:y2="-1.159cm"><text:p/></draw:line><draw:frame draw:style-name="fr2" draw:name="Frame77" text:anchor-type="char" svg:x="11.187cm" svg:y="-0.157cm" svg:width="0.631cm" svg:height="0.573cm" draw:z-index="127"><draw:text-box><text:p text:style-name="P19">9</text:p></draw:text-box></draw:frame><draw:line text:anchor-type="char" draw:z-index="128" draw:style-name="gr1" draw:text-style-name="P42" svg:x1="11.504cm" svg:y1="-0.901cm" svg:x2="11.504cm" svg:y2="-0.12cm"><text:p/></draw:line><draw:frame draw:style-name="fr1" draw:name="Frame78" text:anchor-type="char" svg:x="7.131cm" svg:y="-1.111cm" svg:width="0.654cm" svg:height="0.601cm" draw:z-index="129"><draw:text-box><text:p text:style-name="P17"/></draw:text-box></draw:frame><draw:frame draw:style-name="fr1" draw:name="Frame79" text:anchor-type="char" svg:x="7.765cm" svg:y="-1.111cm" svg:width="0.654cm" svg:height="0.601cm" draw:z-index="130"><draw:text-box><text:p text:style-name="P17"/></draw:text-box></draw:frame><draw:line text:anchor-type="char" draw:z-index="131" draw:style-name="gr1" draw:text-style-name="P42" svg:x1="8.063cm" svg:y1="-0.811cm" svg:x2="9.12cm" svg:y2="-0.811cm"><text:p/></draw:line><draw:line text:anchor-type="char" draw:z-index="133" draw:style-name="gr1" draw:text-style-name="P42" svg:x1="7.493cm" svg:y1="-0.838cm" svg:x2="7.493cm" svg:y2="-0.051cm"><text:p/></draw:line><draw:frame draw:style-name="fr1" draw:name="Frame84" text:anchor-type="char" svg:x="9.132cm" svg:y="-1.157cm" svg:width="0.654cm" svg:height="0.601cm" draw:z-index="134"><draw:text-box><text:p text:style-name="P17"/></draw:text-box></draw:frame></text:p>
      <text:p text:style-name="P25">If we call the pop operation twice on the original stack and then call the <text:span text:style-name="T4">top</text:span> function, we will get the number 2 (we would have removed the numbers 8 and 4). If we call the function <text:span text:style-name="T4">pop</text:span> four times on the original stack, then we will get <text:span text:style-name="T4">EmptyStack</text:span> (we would have removed all the 4 numbers).</text:p>
      <text:p text:style-name="P25"/>
      <text:p text:style-name="P25"><text:span text:style-name="T2">3.</text:span> <text:span text:style-name="T8">If we insert the numbers 4, 9, 1 and 5 one at a time in that order in a queue, then we will get the following queue:</text:span></text:p>
      <text:p text:style-name="P25"/>
      <text:p text:style-name="P22"/>
      <text:p text:style-name="P8"><draw:frame draw:style-name="fr1" draw:name="Frame85" text:anchor-type="char" svg:x="10.089cm" svg:y="0.882cm" svg:width="0.658cm" svg:height="0.598cm" draw:z-index="140"><draw:text-box><text:p text:style-name="P17"/></draw:text-box></draw:frame><draw:frame draw:style-name="fr1" draw:name="Frame86" text:anchor-type="char" svg:x="10.726cm" svg:y="0.882cm" svg:width="0.658cm" svg:height="0.598cm" draw:z-index="141"><draw:text-box><text:p text:style-name="P17"/></draw:text-box></draw:frame><draw:line text:anchor-type="char" draw:z-index="142" draw:style-name="gr2" draw:text-style-name="P42" svg:x1="10.746cm" svg:y1="1.443cm" svg:x2="11.339cm" svg:y2="0.907cm"><text:p/></draw:line><draw:frame draw:style-name="fr2" draw:name="Frame87" text:anchor-type="char" svg:x="10.123cm" svg:y="1.909cm" svg:width="0.631cm" svg:height="0.573cm" draw:z-index="143"><draw:text-box><text:p text:style-name="P21">5</text:p></draw:text-box></draw:frame><draw:line text:anchor-type="char" draw:z-index="144" draw:style-name="gr1" draw:text-style-name="P42" svg:x1="10.44cm" svg:y1="1.164cm" svg:x2="10.44cm" svg:y2="1.945cm"><text:p/></draw:line><draw:frame draw:style-name="fr1" draw:name="Frame88" text:anchor-type="char" svg:x="6.068cm" svg:y="0.956cm" svg:width="0.654cm" svg:height="0.601cm" draw:z-index="145"><draw:text-box><text:p text:style-name="P17"/></draw:text-box></draw:frame><draw:frame draw:style-name="fr1" draw:name="Frame89" text:anchor-type="char" svg:x="6.701cm" svg:y="0.956cm" svg:width="0.654cm" svg:height="0.601cm" draw:z-index="146"><draw:text-box><text:p text:style-name="P17"/></draw:text-box></draw:frame><draw:line text:anchor-type="char" draw:z-index="147" draw:style-name="gr1" draw:text-style-name="P42" svg:x1="6.999cm" svg:y1="1.256cm" svg:x2="8.056cm" svg:y2="1.256cm"><text:p/></draw:line><draw:frame draw:style-name="fr2" draw:name="Frame90" text:anchor-type="char" svg:x="6.112cm" svg:y="1.979cm" svg:width="0.63cm" svg:height="0.577cm" draw:z-index="148"><draw:text-box><text:p text:style-name="P21">9</text:p></draw:text-box></draw:frame><draw:line text:anchor-type="char" draw:z-index="149" draw:style-name="gr1" draw:text-style-name="P42" svg:x1="6.429cm" svg:y1="1.229cm" svg:x2="6.429cm" svg:y2="2.016cm"><text:p/></draw:line><draw:frame draw:style-name="fr1" draw:name="Frame94" text:anchor-type="char" svg:x="4.096cm" svg:y="-0.141cm" svg:width="0.654cm" svg:height="0.601cm" draw:z-index="155"><draw:text-box><text:p text:style-name="P17"/></draw:text-box></draw:frame><draw:frame draw:style-name="fr1" draw:name="Frame95" text:anchor-type="char" svg:x="4.729cm" svg:y="-0.141cm" svg:width="0.654cm" svg:height="0.601cm" draw:z-index="156"><draw:text-box><text:p text:style-name="P17"/></draw:text-box></draw:frame><draw:line text:anchor-type="char" draw:z-index="157" draw:style-name="gr2" draw:text-style-name="P42" svg:x1="5.027cm" svg:y1="0.159cm" svg:x2="10.446cm" svg:y2="0.152cm"><text:p/></draw:line><draw:line text:anchor-type="char" draw:z-index="158" draw:style-name="gr1" draw:text-style-name="P42" svg:x1="4.457cm" svg:y1="0.132cm" svg:x2="4.48cm" svg:y2="0.965cm"><text:p/></draw:line><draw:line text:anchor-type="char" draw:z-index="159" draw:style-name="gr1" draw:text-style-name="P42" svg:x1="10.457cm" svg:y1="0.134cm" svg:x2="10.455cm" svg:y2="0.894cm"><text:p/></draw:line></text:p>
      <text:p text:style-name="P8"><draw:frame draw:style-name="fr1" draw:name="Frame81" text:anchor-type="char" svg:x="8.068cm" svg:y="0.422cm" svg:width="0.654cm" svg:height="0.601cm" draw:z-index="135"><draw:text-box><text:p text:style-name="P17"/></draw:text-box></draw:frame><draw:frame draw:style-name="fr1" draw:name="Frame82" text:anchor-type="char" svg:x="8.701cm" svg:y="0.422cm" svg:width="0.654cm" svg:height="0.601cm" draw:z-index="136"><draw:text-box><text:p text:style-name="P17"/></draw:text-box></draw:frame></text:p>
      <text:p text:style-name="P8"><draw:line text:anchor-type="char" draw:z-index="137" draw:style-name="gr1" draw:text-style-name="P42" svg:x1="8.999cm" svg:y1="0.233cm" svg:x2="10.056cm" svg:y2="0.233cm"><text:p/></draw:line><draw:line text:anchor-type="char" draw:z-index="139" draw:style-name="gr1" draw:text-style-name="P42" svg:x1="8.43cm" svg:y1="0.206cm" svg:x2="8.43cm" svg:y2="0.993cm"><text:p/></draw:line><draw:frame draw:style-name="fr1" draw:name="Frame91" text:anchor-type="char" svg:x="4.068cm" svg:y="-0.021cm" svg:width="0.654cm" svg:height="0.601cm" draw:z-index="150"><draw:text-box><text:p text:style-name="P17"/></draw:text-box></draw:frame><draw:frame draw:style-name="fr1" draw:name="Frame92" text:anchor-type="char" svg:x="4.701cm" svg:y="-0.021cm" svg:width="0.654cm" svg:height="0.601cm" draw:z-index="151"><draw:text-box><text:p text:style-name="P17"/></draw:text-box></draw:frame><draw:line text:anchor-type="char" draw:z-index="152" draw:style-name="gr1" draw:text-style-name="P42" svg:x1="4.999cm" svg:y1="0.279cm" svg:x2="6.056cm" svg:y2="0.279cm"><text:p/></draw:line><draw:line text:anchor-type="char" draw:z-index="154" draw:style-name="gr1" draw:text-style-name="P42" svg:x1="4.429cm" svg:y1="0.252cm" svg:x2="4.429cm" svg:y2="1.039cm"><text:p/></draw:line></text:p>
      <text:p text:style-name="P8"><draw:frame draw:style-name="fr2" draw:name="Frame83" text:anchor-type="char" svg:x="8.112cm" svg:y="0.467cm" svg:width="0.63cm" svg:height="0.577cm" draw:z-index="138"><draw:text-box><text:p text:style-name="P21">1</text:p></draw:text-box></draw:frame></text:p>
      <text:p text:style-name="P8"><draw:frame draw:style-name="fr2" draw:name="Frame93" text:anchor-type="char" svg:x="4.112cm" svg:y="0.025cm" svg:width="0.63cm" svg:height="0.577cm" draw:z-index="153"><draw:text-box><text:p text:style-name="P21">4</text:p></draw:text-box></draw:frame></text:p>
      <text:p text:style-name="P26"/>
      <text:p text:style-name="P27">Then, if we call the operation <text:span text:style-name="T4">top</text:span> on the queue, then we will get the number 4 (since it's the first element in the queue). If we call <text:span text:style-name="T4">pop</text:span> on the original queue we will get this:</text:p>
      <text:p text:style-name="P27"/>
      <text:p text:style-name="P22"><draw:frame draw:style-name="fr1" draw:name="Frame109" text:anchor-type="char" svg:x="6.757cm" svg:y="0.399cm" svg:width="0.654cm" svg:height="0.601cm" draw:z-index="176"><draw:text-box><text:p text:style-name="P17"/></draw:text-box></draw:frame><draw:frame draw:style-name="fr1" draw:name="Frame108" text:anchor-type="char" svg:x="6.105cm" svg:y="0.399cm" svg:width="0.654cm" svg:height="0.601cm" draw:z-index="175"><draw:text-box><text:p text:style-name="P17"/></draw:text-box></draw:frame></text:p>
      <text:p text:style-name="P8"><draw:frame draw:style-name="fr1" draw:name="Frame99" text:anchor-type="char" svg:x="10.089cm" svg:y="0.882cm" svg:width="0.658cm" svg:height="0.598cm" draw:z-index="165"><draw:text-box><text:p text:style-name="P17"/></draw:text-box></draw:frame><draw:frame draw:style-name="fr1" draw:name="Frame100" text:anchor-type="char" svg:x="10.726cm" svg:y="0.882cm" svg:width="0.658cm" svg:height="0.598cm" draw:z-index="166"><draw:text-box><text:p text:style-name="P17"/></draw:text-box></draw:frame><draw:line text:anchor-type="char" draw:z-index="167" draw:style-name="gr2" draw:text-style-name="P42" svg:x1="10.746cm" svg:y1="1.443cm" svg:x2="11.339cm" svg:y2="0.907cm"><text:p/></draw:line><draw:frame draw:style-name="fr2" draw:name="Frame101" text:anchor-type="char" svg:x="10.123cm" svg:y="1.909cm" svg:width="0.631cm" svg:height="0.573cm" draw:z-index="168"><draw:text-box><text:p text:style-name="P21">5</text:p></draw:text-box></draw:frame><draw:line text:anchor-type="char" draw:z-index="169" draw:style-name="gr1" draw:text-style-name="P42" svg:x1="10.44cm" svg:y1="1.164cm" svg:x2="10.44cm" svg:y2="1.945cm"><text:p/></draw:line><draw:frame draw:style-name="fr1" draw:name="Frame102" text:anchor-type="char" svg:x="6.068cm" svg:y="0.956cm" svg:width="0.654cm" svg:height="0.601cm" draw:z-index="170"><draw:text-box><text:p text:style-name="P17"/></draw:text-box></draw:frame><draw:frame draw:style-name="fr1" draw:name="Frame103" text:anchor-type="char" svg:x="6.701cm" svg:y="0.956cm" svg:width="0.654cm" svg:height="0.601cm" draw:z-index="171"><draw:text-box><text:p text:style-name="P17"/></draw:text-box></draw:frame><draw:line text:anchor-type="char" draw:z-index="172" draw:style-name="gr1" draw:text-style-name="P42" svg:x1="6.999cm" svg:y1="1.256cm" svg:x2="8.056cm" svg:y2="1.256cm"><text:p/></draw:line><draw:frame draw:style-name="fr2" draw:name="Frame104" text:anchor-type="char" svg:x="6.112cm" svg:y="1.979cm" svg:width="0.63cm" svg:height="0.577cm" draw:z-index="173"><draw:text-box><text:p text:style-name="P21">9</text:p></draw:text-box></draw:frame><draw:line text:anchor-type="char" draw:z-index="174" draw:style-name="gr1" draw:text-style-name="P42" svg:x1="6.429cm" svg:y1="1.229cm" svg:x2="6.429cm" svg:y2="2.016cm"><text:p/></draw:line><draw:line text:anchor-type="char" draw:z-index="177" draw:style-name="gr2" draw:text-style-name="P42" svg:x1="7.137cm" svg:y1="0.21cm" svg:x2="10.446cm" svg:y2="0.152cm"><text:p/></draw:line><draw:line text:anchor-type="char" draw:z-index="178" draw:style-name="gr1" draw:text-style-name="P42" svg:x1="6.389cm" svg:y1="0.123cm" svg:x2="6.412cm" svg:y2="0.956cm"><text:p/></draw:line><draw:line text:anchor-type="char" draw:z-index="179" draw:style-name="gr1" draw:text-style-name="P42" svg:x1="10.457cm" svg:y1="0.134cm" svg:x2="10.455cm" svg:y2="0.894cm"><text:p/></draw:line></text:p>
      <text:p text:style-name="P8"><draw:frame draw:style-name="fr1" draw:name="Frame96" text:anchor-type="char" svg:x="8.068cm" svg:y="0.422cm" svg:width="0.654cm" svg:height="0.601cm" draw:z-index="160"><draw:text-box><text:p text:style-name="P17"/></draw:text-box></draw:frame><draw:frame draw:style-name="fr1" draw:name="Frame97" text:anchor-type="char" svg:x="8.701cm" svg:y="0.422cm" svg:width="0.654cm" svg:height="0.601cm" draw:z-index="161"><draw:text-box><text:p text:style-name="P17"/></draw:text-box></draw:frame></text:p>
      <text:p text:style-name="P8"><draw:line text:anchor-type="char" draw:z-index="162" draw:style-name="gr1" draw:text-style-name="P42" svg:x1="8.999cm" svg:y1="0.233cm" svg:x2="10.056cm" svg:y2="0.233cm"><text:p/></draw:line><draw:line text:anchor-type="char" draw:z-index="164" draw:style-name="gr1" draw:text-style-name="P42" svg:x1="8.43cm" svg:y1="0.206cm" svg:x2="8.43cm" svg:y2="0.993cm"><text:p/></draw:line></text:p>
      <text:p text:style-name="P8"><draw:frame draw:style-name="fr2" draw:name="Frame98" text:anchor-type="char" svg:x="8.112cm" svg:y="0.467cm" svg:width="0.63cm" svg:height="0.577cm" draw:z-index="163"><draw:text-box><text:p text:style-name="P21">1</text:p></draw:text-box></draw:frame></text:p>
      <text:p text:style-name="P8"/>
      <text:p text:style-name="P27"/>
      <text:p text:style-name="P27">If we apply the <text:span text:style-name="T4">pop</text:span> operation twice on the original queue and then call <text:span text:style-name="T4">top</text:span>, we will get the number 1 (we have removed the first two numbers from the queue and therefore 1 becomes the first element of the queue). 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text:span text:style-name="T2">4.</text:span> <text:span text:style-name="T9">If we want to get the second last element of a list, then the function should look something like this:</text:span></text:p>
      <text:p text:style-name="P28"/>
      <text:p text:style-name="P29">secondLast(L) {</text:p>
      <text:p text:style-name="P29"><text:tab/>if (isEmpty(L)) </text:p>
      <text:p text:style-name="P29"><text:tab/><text:tab/>error(‘Error: empty list in procedure last.’) </text:p>
      <text:p text:style-name="P29"><text:tab/>else if (isEmpty(rest(rest(L)))) </text:p>
      <text:p text:style-name="P29"><text:tab/><text:tab/>return rest(first(L)) </text:p>
      <text:p text:style-name="P29"><text:tab/>else </text:p>
      <text:p text:style-name="P29"><text:tab/><text:tab/>return secondLast(rest(L)) </text:p>
      <text:p text:style-name="P29">}</text:p>
      <text:p text:style-name="P29"/>
      <text:p text:style-name="P34">Since we go through the function until there are exactly 2 items then the time complexity for the function is the <text:span text:style-name="T4">(length of the list – 1)</text:span>. <text:span text:style-name="T14">That means the complexity is linear.</text:span></text:p>
      <text:p text:style-name="P34"/>
      <text:p text:style-name="P34"><text:span text:style-name="T2">5.</text:span> <text:span text:style-name="T10">The code for the function should look something like this:</text:span></text:p>
      <text:p text:style-name="P34"/>
      <text:p text:style-name="P30">equalList(L1,L2) { </text:p>
      <text:p text:style-name="P30"><text:tab/>if (isEmpty(L1) &amp;&amp; isEmpty(L2)) { </text:p>
      <text:p text:style-name="P30"><text:tab/><text:tab/>return true </text:p>
      <text:p text:style-name="P30"><text:tab/>} </text:p>
      <text:p text:style-name="P30"><text:tab/>else if (<text:span text:style-name="T11">!</text:span>isEmpty(L1) &amp;&amp; isEmpty(L2)) { </text:p>
      <text:p text:style-name="P30"><text:tab/><text:tab/>return false </text:p>
      <text:p text:style-name="P30"><text:tab/>} </text:p>
      <text:p text:style-name="P30"><text:tab/>else if (isEmpty(L1) &amp;&amp; !isEmpty(L2)) { </text:p>
      <text:p text:style-name="P30"><text:tab/><text:tab/>return false </text:p>
      <text:p text:style-name="P30"><text:tab/>} </text:p>
      <text:p text:style-name="P30"><text:tab/>else { </text:p>
      <text:p text:style-name="P30"><text:tab/><text:tab/>if (first(L1) == first(L2)) equalList(rest(L1),rest(L2)) </text:p>
      <text:p text:style-name="P30"><text:tab/><text:tab/>else return false </text:p>
      <text:p text:style-name="P30"><text:tab/>} </text:p>
      <text:p text:style-name="P30">}</text:p>
      <text:p text:style-name="P35">The <text:span text:style-name="T4">!isEmpty(L1) </text:span>means that the list L1 is not empty (same is for L2 too). <text:span text:style-name="T4">==</text:span> means equality. <text:span text:style-name="T13">The complexity of this function is linear, since the execution time depends directly from the number of items in the smaller list (if they're not equal).</text:span> </text:p>
      <text:p text:style-name="P35"/>
      <text:p text:style-name="P35">6. <text:span text:style-name="T12">A function </text:span><text:span text:style-name="T6">member(x, S1)</text:span><text:span text:style-name="T12"> should look something like this:</text:span></text:p>
      <text:p text:style-name="P35"/>
      <text:p text:style-name="P31">member(x,S1) { </text:p>
      <text:p text:style-name="P31"><text:tab/>if (isEmpty(S1)) { </text:p>
      <text:p text:style-name="P31"><text:tab/><text:tab/>return false </text:p>
      <text:p text:style-name="P31"><text:tab/>} </text:p>
      <text:p text:style-name="P31"><text:tab/>else if (first(S1)==x) { </text:p>
      <text:p text:style-name="P31"><text:tab/><text:tab/>return true </text:p>
      <text:p text:style-name="P31"><text:tab/>} </text:p>
      <text:p text:style-name="P31"><text:tab/>else member(x,rest(S1)) </text:p>
      <text:p text:style-name="P31">}</text:p>
      <text:p text:style-name="P31"/>
      <text:p text:style-name="P38"/>
      <text:p text:style-name="P38"/>
      <text:p text:style-name="P38"><text:soft-page-break/></text:p>
      <text:p text:style-name="P38"/>
      <text:p text:style-name="P38"/>
      <text:p text:style-name="P38">For subset(S1, S2) we have:</text:p>
      <text:p text:style-name="P38"/>
      <text:p text:style-name="P32">subset(S1,S2) { </text:p>
      <text:p text:style-name="P32"><text:tab/>if (isEmpty(S1)) { </text:p>
      <text:p text:style-name="P32"><text:tab/><text:tab/>return true </text:p>
      <text:p text:style-name="P32"><text:tab/>} </text:p>
      <text:p text:style-name="P32"><text:tab/>else if (member(first(S1),S2)) { </text:p>
      <text:p text:style-name="P32"><text:tab/><text:tab/>subset(rest(S1),S2) </text:p>
      <text:p text:style-name="P32"><text:tab/>} </text:p>
      <text:p text:style-name="P32"><text:tab/>else return false </text:p>
      <text:p text:style-name="P32">}</text:p>
      <text:p text:style-name="P36"/>
      <text:p text:style-name="P37">And equalset(S1, S2) can be written like this:</text:p>
      <text:p text:style-name="P37"/>
      <text:p text:style-name="P33">equalset(S1, S2) { </text:p>
      <text:p text:style-name="P33"><text:tab/>return (subset(S1, S2)) &amp;&amp; (subset(S2, S1)) </text:p>
      <text:p text:style-name="P33">}</text:p>
      <text:p text:style-name="P33"/>
      <text:p text:style-name="P37">The function returns true only if both <text:span text:style-name="T4">subset(S1, S2)</text:span> and <text:span text:style-name="T4">subset(S2, S1)</text:span> are true. A similar solution using if-statements could look something like this:</text:p>
      <text:p text:style-name="P37"/>
      <text:p text:style-name="P33">equalset(S1,S2) { </text:p>
      <text:p text:style-name="P33"><text:tab/>if (subset(S1,S2) { </text:p>
      <text:p text:style-name="P33"><text:tab/><text:tab/>if(subset(S2,S1)) </text:p>
      <text:p text:style-name="P33"><text:tab/><text:tab/><text:tab/>return true </text:p>
      <text:p text:style-name="P33"><text:tab/><text:tab/>else return false </text:p>
      <text:p text:style-name="P33"><text:tab/>} </text:p>
      <text:p text:style-name="P3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6:30:20.660547543</meta:creation-date>
    <dc:date>2015-01-24T01:05:54.541990402</dc:date>
    <meta:editing-duration>PT5H58M9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4" meta:paragraph-count="110" meta:word-count="621" meta:character-count="3443" meta:non-whitespace-character-count="2811"/>
  </office:meta>
</office:document-meta>
</file>